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8B81FC2CE0.png" manifest:media-type="image/png"/>
  <manifest:file-entry manifest:full-path="Pictures/10000000000002000000018B9A2928B5.png" manifest:media-type="image/png"/>
  <manifest:file-entry manifest:full-path="Pictures/10000000000002000000018B56520CF7.png" manifest:media-type="image/png"/>
  <manifest:file-entry manifest:full-path="Pictures/10000001000008500000085003823B38.png" manifest:media-type="image/png"/>
  <manifest:file-entry manifest:full-path="Pictures/10000000000002B50000039C9AC5CEDF.png" manifest:media-type="image/png"/>
  <manifest:file-entry manifest:full-path="Pictures/10000000000002000000018B2D61BC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47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281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stroke="dash" draw:stroke-dash="Double_20_Dash_20_Dot" svg:stroke-width="0.05cm" draw:marker-start-width="0.275cm" draw:marker-end-width="0.275cm" svg:stroke-linecap="butt" draw:fill="none" draw:textarea-vertical-align="middle" fo:padding-top="0.15cm" fo:padding-bottom="0.15cm" fo:padding-left="0.275cm" fo:padding-right="0.275cm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956cm" svg:height="23.146cm" svg:x="12.938cm" svg:y="4.088cm">
          <draw:image xlink:href="Pictures/10000000000002000000018B2D61BC3F.png" xlink:type="simple" xlink:show="embed" xlink:actuate="onLoad" draw:mime-type="image/png">
            <text:p/>
          </draw:image>
        </draw:frame>
        <draw:frame draw:style-name="gr2" draw:text-style-name="P1" draw:layer="layout" svg:width="12.684cm" svg:height="20.795cm" svg:x="0cm" svg:y="6.183cm">
          <draw:image xlink:href="Pictures/10000000000002B50000039C9AC5CE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1" draw:layer="layout" svg:width="13.725cm" svg:height="13.844cm" draw:transform="rotate (1.5707963267949) translate (14.413cm 21.354cm)">
          <draw:image xlink:href="Pictures/10000001000008500000085003823B38.png" xlink:type="simple" xlink:show="embed" xlink:actuate="onLoad" draw:mime-type="image/png">
            <text:p/>
          </draw:image>
        </draw:frame>
        <draw:line draw:style-name="gr5" draw:text-style-name="P1" draw:layer="layout" svg:x1="9.899cm" svg:y1="25.861cm" svg:x2="32.864cm" svg:y2="3.094cm">
          <text:p/>
        </draw:line>
        <draw:line draw:style-name="gr5" draw:text-style-name="P1" draw:layer="layout" svg:x1="32.864cm" svg:y1="25.861cm" svg:x2="9.899cm" svg:y2="3.094cm">
          <text:p/>
        </draw:line>
        <draw:line draw:style-name="gr5" draw:text-style-name="P1" draw:layer="layout" svg:x1="21.38cm" svg:y1="28.278cm" svg:x2="21.38cm" svg:y2="1.141cm">
          <text:p/>
        </draw:line>
        <draw:line draw:style-name="gr5" draw:text-style-name="P1" draw:layer="layout" svg:x1="5.142cm" svg:y1="14.478cm" svg:x2="37.618cm" svg:y2="14.478cm">
          <text:p/>
        </draw:line>
        <draw:frame draw:style-name="gr4" draw:text-style-name="P1" draw:layer="layout" svg:width="9.498cm" svg:height="7.262cm" svg:x="16.364cm" svg:y="21.031cm">
          <draw:image xlink:href="Pictures/10000000000002000000018B56520CF7.png" xlink:type="simple" xlink:show="embed" xlink:actuate="onLoad" draw:mime-type="image/png">
            <text:p/>
          </draw:image>
        </draw:frame>
        <draw:frame draw:style-name="gr4" draw:text-style-name="P1" draw:layer="layout" svg:width="9.497cm" svg:height="7.265cm" svg:x="26.864cm" svg:y="19.077cm">
          <draw:image xlink:href="Pictures/10000000000002000000018B2D61BC3F.png" xlink:type="simple" xlink:show="embed" xlink:actuate="onLoad" draw:mime-type="image/png">
            <text:p/>
          </draw:image>
        </draw:frame>
        <draw:frame draw:style-name="gr4" draw:text-style-name="P1" draw:layer="layout" svg:width="9.499cm" svg:height="7.265cm" svg:x="28.331cm" svg:y="10.714cm">
          <draw:image xlink:href="Pictures/10000000000002000000018B9A2928B5.png" xlink:type="simple" xlink:show="embed" xlink:actuate="onLoad" draw:mime-type="image/png">
            <text:p/>
          </draw:image>
        </draw:frame>
        <draw:frame draw:style-name="gr4" draw:text-style-name="P1" draw:layer="layout" svg:width="9.498cm" svg:height="7.262cm" svg:x="16.364cm" svg:y="0.508cm">
          <draw:image xlink:href="Pictures/10000000000002000000018B56520CF7.png" xlink:type="simple" xlink:show="embed" xlink:actuate="onLoad" draw:mime-type="image/png">
            <text:p/>
          </draw:image>
        </draw:frame>
        <draw:frame draw:style-name="gr4" draw:text-style-name="P1" draw:layer="layout" svg:width="9.5cm" svg:height="7.263cm" svg:x="6.566cm" svg:y="2.157cm">
          <draw:image xlink:href="Pictures/10000000000002000000018B2D61BC3F.png" xlink:type="simple" xlink:show="embed" xlink:actuate="onLoad" draw:mime-type="image/png">
            <text:p/>
          </draw:image>
        </draw:frame>
        <draw:frame draw:style-name="gr4" draw:text-style-name="P1" draw:layer="layout" svg:width="9.497cm" svg:height="7.263cm" svg:x="4.735cm" svg:y="10.717cm">
          <draw:image xlink:href="Pictures/10000000000002000000018B9A2928B5.png" xlink:type="simple" xlink:show="embed" xlink:actuate="onLoad" draw:mime-type="image/png">
            <text:p/>
          </draw:image>
        </draw:frame>
        <draw:frame draw:style-name="gr4" draw:text-style-name="P1" draw:layer="layout" svg:width="9.498cm" svg:height="7.265cm" svg:x="26.879cm" svg:y="2.835cm">
          <draw:image xlink:href="Pictures/10000000000002000000018B81FC2CE0.png" xlink:type="simple" xlink:show="embed" xlink:actuate="onLoad" draw:mime-type="image/png">
            <text:p/>
          </draw:image>
        </draw:frame>
        <draw:frame draw:style-name="gr4" draw:text-style-name="P1" draw:layer="layout" svg:width="9.497cm" svg:height="7.263cm" svg:x="26.864cm" svg:y="19.08cm">
          <draw:image xlink:href="Pictures/10000000000002000000018B2D61BC3F.png" xlink:type="simple" xlink:show="embed" xlink:actuate="onLoad" draw:mime-type="image/png">
            <text:p/>
          </draw:image>
        </draw:frame>
        <draw:frame draw:style-name="gr4" draw:text-style-name="P1" draw:layer="layout" svg:width="9.499cm" svg:height="7.262cm" svg:x="6.54cm" svg:y="18.774cm">
          <draw:image xlink:href="Pictures/10000000000002000000018B81FC2C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5.999cm" svg:height="4.624cm" svg:x="3cm" svg:y="2.104cm" presentation:class="title" presentation:placeholder="true">
        <draw:text-box/>
      </draw:frame>
      <draw:frame presentation:style-name="Default-outline1" draw:layer="backgroundobjects" svg:width="35.999cm" svg:height="16.064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8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2:35:34.191513020</meta:creation-date>
    <dc:date>2024-07-25T19:54:24.674074645</dc:date>
    <meta:editing-duration>P1DT20H44M5S</meta:editing-duration>
    <meta:editing-cycles>2</meta:editing-cycles>
    <meta:generator>LibreOffice/7.6.7.2$Linux_X86_64 LibreOffice_project/60$Build-2</meta:generator>
    <meta:document-statistic meta:object-count="41"/>
  </office:meta>
</office:document-meta>
</file>